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2">
          <table:table-cell office:value-type="string">
            <text:p>Grouped I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frame</text:p>
          </table:table-cell>
          <table:table-cell table:style-name="ce2" office:value-type="string">
            <text:p>x [nm]</text:p>
          </table:table-cell>
          <table:table-cell table:style-name="ce2" office:value-type="string">
            <text:p>y [nm]</text:p>
          </table:table-cell>
          <table:table-cell table:style-name="ce2" office:value-type="string">
            <text:p>sigma</text:p>
          </table:table-cell>
          <table:table-cell table:style-name="ce2" office:value-type="string">
            <text:p>intensity [photon]</text:p>
          </table:table-cell>
          <table:table-cell table:style-name="ce2" office:value-type="string">
            <text:p>offset [photon]</text:p>
          </table:table-cell>
          <table:table-cell table:style-name="ce2" office:value-type="string">
            <text:p>bkgstd [photon]</text:p>
          </table:table-cell>
          <table:table-cell table:style-name="ce2" office:value-type="string">
            <text:p>chi2</text:p>
          </table:table-cell>
          <table:table-cell table:style-name="ce2" office:value-type="string">
            <text:p>uncertainty [nm]</text:p>
          </table:table-cell>
          <table:table-cell table:number-columns-repeated="2"/>
          <table:table-cell office:value-type="string">
            <text:p>File:</text:p>
          </table:table-cell>
          <table:table-cell office:value-type="string">
            <text:p>20150612_localization precision cy5002.tif</text:p>
          </table:table-cell>
          <table:table-cell table:number-columns-repeated="1009"/>
        </table:table-row>
        <table:table-row table:style-name="ro3">
          <table:table-cell/>
          <table:table-cell table:style-name="ce2" table:number-columns-repeated="10"/>
          <table:table-cell/>
          <table:table-cell office:value-type="string">
            <text:p>stdX</text:p>
          </table:table-cell>
          <table:table-cell office:value-type="string">
            <text:p>stdY</text:p>
          </table:table-cell>
          <table:table-cell/>
          <table:table-cell office:value-type="string">
            <text:p>mean stdX</text:p>
          </table:table-cell>
          <table:table-cell office:value-type="string">
            <text:p>mean stdY</text:p>
          </table:table-cell>
          <table:table-cell table:number-columns-repeated="1007"/>
        </table:table-row>
        <table:table-row table:style-name="ro5">
          <table:table-cell office:value-type="float" office:value="1">
            <text:p>1</text:p>
          </table:table-cell>
          <table:table-cell table:style-name="ce2" office:value-type="float" office:value="789">
            <text:p>78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992.3199294462">
            <text:p>21992.3199294462</text:p>
          </table:table-cell>
          <table:table-cell table:style-name="ce2" office:value-type="float" office:value="31173.3057004978">
            <text:p>31173.3057004978</text:p>
          </table:table-cell>
          <table:table-cell table:style-name="ce2" office:value-type="float" office:value="155.142560971304">
            <text:p>155.1425609713</text:p>
          </table:table-cell>
          <table:table-cell table:style-name="ce2" office:value-type="float" office:value="449.685152052258">
            <text:p>449.6851520523</text:p>
          </table:table-cell>
          <table:table-cell table:style-name="ce2" office:value-type="float" office:value="12.4428290816056">
            <text:p>12.4428290816</text:p>
          </table:table-cell>
          <table:table-cell table:style-name="ce2" office:value-type="float" office:value="3.35497454472541">
            <text:p>3.3549745447</text:p>
          </table:table-cell>
          <table:table-cell table:style-name="ce2" office:value-type="float" office:value="610.475313064213">
            <text:p>610.4753130642</text:p>
          </table:table-cell>
          <table:table-cell table:style-name="ce2" office:value-type="float" office:value="11.9771182184913">
            <text:p>11.9771182185</text:p>
          </table:table-cell>
          <table:table-cell/>
          <table:table-cell table:style-name="Default" table:formula="of:=STDEV([.D3:.D5])" office:value-type="float" office:value="7.04980905255239">
            <text:p>7.0498090526</text:p>
          </table:table-cell>
          <table:table-cell table:formula="of:=STDEV([.E3:.E5])" office:value-type="float" office:value="8.33485067076077">
            <text:p>8.3348506708</text:p>
          </table:table-cell>
          <table:table-cell/>
          <table:table-cell table:formula="of:=AVERAGE([.M3];[.M7];[.M16];[.M20];[.M25];[.M38];[.M47];[.M53];[.M58];[.M63])" office:value-type="float" office:value="9.56357049362924">
            <text:p>9.5635704936</text:p>
          </table:table-cell>
          <table:table-cell table:formula="of:=AVERAGE([.N3];[.N7];[.N16];[.N20];[.N25];[.N38];[.N47];[.N53];[.N58];[.N63])" office:value-type="float" office:value="11.0931654768452">
            <text:p>11.0931654768</text:p>
          </table:table-cell>
          <table:table-cell table:number-columns-repeated="1007"/>
        </table:table-row>
        <table:table-row table:style-name="ro5">
          <table:table-cell/>
          <table:table-cell table:style-name="ce2" office:value-type="float" office:value="813">
            <text:p>813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1988.0200322332">
            <text:p>21988.0200322332</text:p>
          </table:table-cell>
          <table:table-cell table:style-name="ce2" office:value-type="float" office:value="31168.7348853417">
            <text:p>31168.7348853417</text:p>
          </table:table-cell>
          <table:table-cell table:style-name="ce2" office:value-type="float" office:value="152.889188427077">
            <text:p>152.8891884271</text:p>
          </table:table-cell>
          <table:table-cell table:style-name="ce2" office:value-type="float" office:value="730.709793711198">
            <text:p>730.7097937112</text:p>
          </table:table-cell>
          <table:table-cell table:style-name="ce2" office:value-type="float" office:value="13.4166350982707">
            <text:p>13.4166350983</text:p>
          </table:table-cell>
          <table:table-cell table:style-name="ce2" office:value-type="float" office:value="4.86209738107358">
            <text:p>4.8620973811</text:p>
          </table:table-cell>
          <table:table-cell table:style-name="ce2" office:value-type="float" office:value="731.801310495951">
            <text:p>731.801310496</text:p>
          </table:table-cell>
          <table:table-cell table:style-name="ce2" office:value-type="float" office:value="9.52096389902041">
            <text:p>9.520963899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2" office:value-type="float" office:value="841">
            <text:p>84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1978.5410262005">
            <text:p>21978.5410262005</text:p>
          </table:table-cell>
          <table:table-cell table:style-name="ce2" office:value-type="float" office:value="31157.1372117157">
            <text:p>31157.1372117157</text:p>
          </table:table-cell>
          <table:table-cell table:style-name="ce2" office:value-type="float" office:value="146.078100311772">
            <text:p>146.0781003118</text:p>
          </table:table-cell>
          <table:table-cell table:style-name="ce2" office:value-type="float" office:value="229.420984476124">
            <text:p>229.4209844761</text:p>
          </table:table-cell>
          <table:table-cell table:style-name="ce2" office:value-type="float" office:value="12.1239537383329">
            <text:p>12.1239537383</text:p>
          </table:table-cell>
          <table:table-cell table:style-name="ce2" office:value-type="float" office:value="3.13296175068704">
            <text:p>3.1329617507</text:p>
          </table:table-cell>
          <table:table-cell table:style-name="ce2" office:value-type="float" office:value="542.59346756561">
            <text:p>542.5934675656</text:p>
          </table:table-cell>
          <table:table-cell table:style-name="ce2" office:value-type="float" office:value="16.6939226767955">
            <text:p>16.6939226768</text:p>
          </table:table-cell>
          <table:table-cell table:number-columns-repeated="4"/>
          <table:table-cell table:style-name="Default" office:value-type="string">
            <text:p>median stdX</text:p>
          </table:table-cell>
          <table:table-cell office:value-type="string">
            <text:p>median stdY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formula="of:=MEDIAN([.M3];[.M7];[.M16];[.M20];[.M25];[.M38];[.M47];[.M53];[.M58];[.M63])" office:value-type="float" office:value="8.55212305967647">
            <text:p>8.5521230597</text:p>
          </table:table-cell>
          <table:table-cell table:formula="of:=MEDIAN([.N3];[.N7];[.N16];[.N20];[.N25];[.N38];[.N47];[.N53];[.N58];[.N63])" office:value-type="float" office:value="10.9200206596346">
            <text:p>10.9200206596</text:p>
          </table:table-cell>
          <table:table-cell table:number-columns-repeated="1007"/>
        </table:table-row>
        <table:table-row table:style-name="ro5">
          <table:table-cell office:value-type="float" office:value="2">
            <text:p>2</text:p>
          </table:table-cell>
          <table:table-cell table:style-name="ce2" office:value-type="float" office:value="2104">
            <text:p>210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9259.0260870387">
            <text:p>29259.0260870387</text:p>
          </table:table-cell>
          <table:table-cell table:style-name="ce2" office:value-type="float" office:value="31845.8508725335">
            <text:p>31845.8508725335</text:p>
          </table:table-cell>
          <table:table-cell table:style-name="ce2" office:value-type="float" office:value="128.697029248721">
            <text:p>128.6970292487</text:p>
          </table:table-cell>
          <table:table-cell table:style-name="ce2" office:value-type="float" office:value="92.2051815078303">
            <text:p>92.2051815078</text:p>
          </table:table-cell>
          <table:table-cell table:style-name="ce2" office:value-type="float" office:value="10.4116967873698">
            <text:p>10.4116967874</text:p>
          </table:table-cell>
          <table:table-cell table:style-name="ce2" office:value-type="float" office:value="1.92901072419725">
            <text:p>1.9290107242</text:p>
          </table:table-cell>
          <table:table-cell table:style-name="ce2" office:value-type="float" office:value="392.922897890002">
            <text:p>392.92289789</text:p>
          </table:table-cell>
          <table:table-cell table:style-name="ce2" office:value-type="float" office:value="22.3668755287561">
            <text:p>22.3668755288</text:p>
          </table:table-cell>
          <table:table-cell/>
          <table:table-cell table:formula="of:=STDEV([.D7:.D14])" office:value-type="float" office:value="11.9044290338646">
            <text:p>11.9044290339</text:p>
          </table:table-cell>
          <table:table-cell table:formula="of:=STDEV([.E7:.E14])" office:value-type="float" office:value="10.6968332812293">
            <text:p>10.6968332812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2127">
            <text:p>2127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29267.495765775">
            <text:p>29267.495765775</text:p>
          </table:table-cell>
          <table:table-cell table:style-name="ce2" office:value-type="float" office:value="31825.787760348">
            <text:p>31825.787760348</text:p>
          </table:table-cell>
          <table:table-cell table:style-name="ce2" office:value-type="float" office:value="132.105666472956">
            <text:p>132.105666473</text:p>
          </table:table-cell>
          <table:table-cell table:style-name="ce2" office:value-type="float" office:value="211.045776385671">
            <text:p>211.0457763857</text:p>
          </table:table-cell>
          <table:table-cell table:style-name="ce2" office:value-type="float" office:value="10.7971785963864">
            <text:p>10.7971785964</text:p>
          </table:table-cell>
          <table:table-cell table:style-name="ce2" office:value-type="float" office:value="2.46074051393612">
            <text:p>2.4607405139</text:p>
          </table:table-cell>
          <table:table-cell table:style-name="ce2" office:value-type="float" office:value="456.315253525643">
            <text:p>456.3152535256</text:p>
          </table:table-cell>
          <table:table-cell table:style-name="ce2" office:value-type="float" office:value="14.7018282428249">
            <text:p>14.7018282428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2145">
            <text:p>2145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29256.7785021969">
            <text:p>29256.7785021969</text:p>
          </table:table-cell>
          <table:table-cell table:style-name="ce2" office:value-type="float" office:value="31829.5657098025">
            <text:p>31829.5657098025</text:p>
          </table:table-cell>
          <table:table-cell table:style-name="ce2" office:value-type="float" office:value="149.282247062">
            <text:p>149.282247062</text:p>
          </table:table-cell>
          <table:table-cell table:style-name="ce2" office:value-type="float" office:value="264.743092108715">
            <text:p>264.7430921087</text:p>
          </table:table-cell>
          <table:table-cell table:style-name="ce2" office:value-type="float" office:value="10.2376536176556">
            <text:p>10.2376536177</text:p>
          </table:table-cell>
          <table:table-cell table:style-name="ce2" office:value-type="float" office:value="2.66253884102338">
            <text:p>2.662538841</text:p>
          </table:table-cell>
          <table:table-cell table:style-name="ce2" office:value-type="float" office:value="626.347262699803">
            <text:p>626.3472626998</text:p>
          </table:table-cell>
          <table:table-cell table:style-name="ce2" office:value-type="float" office:value="15.0241807983041">
            <text:p>15.0241807983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2166">
            <text:p>2166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29262.687928862">
            <text:p>29262.687928862</text:p>
          </table:table-cell>
          <table:table-cell table:style-name="ce2" office:value-type="float" office:value="31819.7946405267">
            <text:p>31819.7946405267</text:p>
          </table:table-cell>
          <table:table-cell table:style-name="ce2" office:value-type="float" office:value="129.345227698098">
            <text:p>129.3452276981</text:p>
          </table:table-cell>
          <table:table-cell table:style-name="ce2" office:value-type="float" office:value="224.968243185212">
            <text:p>224.9682431852</text:p>
          </table:table-cell>
          <table:table-cell table:style-name="ce2" office:value-type="float" office:value="9.96373794744849">
            <text:p>9.9637379474</text:p>
          </table:table-cell>
          <table:table-cell table:style-name="ce2" office:value-type="float" office:value="2.72464842859354">
            <text:p>2.7246484286</text:p>
          </table:table-cell>
          <table:table-cell table:style-name="ce2" office:value-type="float" office:value="750.872520074761">
            <text:p>750.8725200748</text:p>
          </table:table-cell>
          <table:table-cell table:style-name="ce2" office:value-type="float" office:value="14.0898386724725">
            <text:p>14.0898386725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2188">
            <text:p>218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29273.782434994">
            <text:p>29273.782434994</text:p>
          </table:table-cell>
          <table:table-cell table:style-name="ce2" office:value-type="float" office:value="31827.3565668253">
            <text:p>31827.3565668253</text:p>
          </table:table-cell>
          <table:table-cell table:style-name="ce2" office:value-type="float" office:value="133.701768822597">
            <text:p>133.7017688226</text:p>
          </table:table-cell>
          <table:table-cell table:style-name="ce2" office:value-type="float" office:value="206.410533796133">
            <text:p>206.4105337961</text:p>
          </table:table-cell>
          <table:table-cell table:style-name="ce2" office:value-type="float" office:value="11.9124904656692">
            <text:p>11.9124904657</text:p>
          </table:table-cell>
          <table:table-cell table:style-name="ce2" office:value-type="float" office:value="2.37036808894559">
            <text:p>2.3703680889</text:p>
          </table:table-cell>
          <table:table-cell table:style-name="ce2" office:value-type="float" office:value="430.251975400952">
            <text:p>430.251975401</text:p>
          </table:table-cell>
          <table:table-cell table:style-name="ce2" office:value-type="float" office:value="14.9972705105859">
            <text:p>14.9972705106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2212">
            <text:p>221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247.3111577271">
            <text:p>29247.3111577271</text:p>
          </table:table-cell>
          <table:table-cell table:style-name="ce2" office:value-type="float" office:value="31831.0970390701">
            <text:p>31831.0970390701</text:p>
          </table:table-cell>
          <table:table-cell table:style-name="ce2" office:value-type="float" office:value="137.444418668629">
            <text:p>137.4444186686</text:p>
          </table:table-cell>
          <table:table-cell table:style-name="ce2" office:value-type="float" office:value="193.071662132586">
            <text:p>193.0716621326</text:p>
          </table:table-cell>
          <table:table-cell table:style-name="ce2" office:value-type="float" office:value="11.1780742761154">
            <text:p>11.1780742761</text:p>
          </table:table-cell>
          <table:table-cell table:style-name="ce2" office:value-type="float" office:value="2.30502208141866">
            <text:p>2.3050220814</text:p>
          </table:table-cell>
          <table:table-cell table:style-name="ce2" office:value-type="float" office:value="471.468758377346">
            <text:p>471.4687583773</text:p>
          </table:table-cell>
          <table:table-cell table:style-name="ce2" office:value-type="float" office:value="16.0210795542323">
            <text:p>16.0210795542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2231">
            <text:p>2231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29272.2260038193">
            <text:p>29272.2260038193</text:p>
          </table:table-cell>
          <table:table-cell table:style-name="ce2" office:value-type="float" office:value="31815.0105355198">
            <text:p>31815.0105355198</text:p>
          </table:table-cell>
          <table:table-cell table:style-name="ce2" office:value-type="float" office:value="161.233538647073">
            <text:p>161.2335386471</text:p>
          </table:table-cell>
          <table:table-cell table:style-name="ce2" office:value-type="float" office:value="148.29731125597">
            <text:p>148.297311256</text:p>
          </table:table-cell>
          <table:table-cell table:style-name="ce2" office:value-type="float" office:value="10.2523426570719">
            <text:p>10.2523426571</text:p>
          </table:table-cell>
          <table:table-cell table:style-name="ce2" office:value-type="float" office:value="2.2835421203089">
            <text:p>2.2835421203</text:p>
          </table:table-cell>
          <table:table-cell table:style-name="ce2" office:value-type="float" office:value="403.682336203979">
            <text:p>403.682336204</text:p>
          </table:table-cell>
          <table:table-cell table:style-name="ce2" office:value-type="float" office:value="22.8538390927309">
            <text:p>22.8538390927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2256">
            <text:p>2256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29285.9368033448">
            <text:p>29285.9368033448</text:p>
          </table:table-cell>
          <table:table-cell table:style-name="ce2" office:value-type="float" office:value="31811.594588287">
            <text:p>31811.594588287</text:p>
          </table:table-cell>
          <table:table-cell table:style-name="ce2" office:value-type="float" office:value="162.345519637593">
            <text:p>162.3455196376</text:p>
          </table:table-cell>
          <table:table-cell table:style-name="ce2" office:value-type="float" office:value="118.787248217262">
            <text:p>118.7872482173</text:p>
          </table:table-cell>
          <table:table-cell table:style-name="ce2" office:value-type="float" office:value="10.2232884749759">
            <text:p>10.223288475</text:p>
          </table:table-cell>
          <table:table-cell table:style-name="ce2" office:value-type="float" office:value="2.19429242056333">
            <text:p>2.1942924206</text:p>
          </table:table-cell>
          <table:table-cell table:style-name="ce2" office:value-type="float" office:value="430.851110439407">
            <text:p>430.8511104394</text:p>
          </table:table-cell>
          <table:table-cell table:style-name="ce2" office:value-type="float" office:value="26.3518369765113">
            <text:p>26.351836976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3">
            <text:p>3</text:p>
          </table:table-cell>
          <table:table-cell table:style-name="ce2" office:value-type="float" office:value="3817">
            <text:p>3817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27262.4345779531">
            <text:p>27262.4345779531</text:p>
          </table:table-cell>
          <table:table-cell table:style-name="ce2" office:value-type="float" office:value="25777.7343348341">
            <text:p>25777.7343348341</text:p>
          </table:table-cell>
          <table:table-cell table:style-name="ce2" office:value-type="float" office:value="191.628272064503">
            <text:p>191.6282720645</text:p>
          </table:table-cell>
          <table:table-cell table:style-name="ce2" office:value-type="float" office:value="206.247086274583">
            <text:p>206.2470862746</text:p>
          </table:table-cell>
          <table:table-cell table:style-name="ce2" office:value-type="float" office:value="10.5958958517799">
            <text:p>10.5958958518</text:p>
          </table:table-cell>
          <table:table-cell table:style-name="ce2" office:value-type="float" office:value="2.32854201971087">
            <text:p>2.3285420197</text:p>
          </table:table-cell>
          <table:table-cell table:style-name="ce2" office:value-type="float" office:value="398.596193067464">
            <text:p>398.5961930675</text:p>
          </table:table-cell>
          <table:table-cell table:style-name="ce2" office:value-type="float" office:value="23.1339533215667">
            <text:p>23.1339533216</text:p>
          </table:table-cell>
          <table:table-cell/>
          <table:table-cell table:formula="of:=STDEV([.D16:.D18])" office:value-type="float" office:value="8.33073498942895">
            <text:p>8.3307349894</text:p>
          </table:table-cell>
          <table:table-cell table:formula="of:=STDEV([.E16:.E18])" office:value-type="float" office:value="6.92928628876657">
            <text:p>6.9292862888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3842">
            <text:p>3842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27247.2312282221">
            <text:p>27247.2312282221</text:p>
          </table:table-cell>
          <table:table-cell table:style-name="ce2" office:value-type="float" office:value="25788.51672595">
            <text:p>25788.51672595</text:p>
          </table:table-cell>
          <table:table-cell table:style-name="ce2" office:value-type="float" office:value="188.490391312048">
            <text:p>188.490391312</text:p>
          </table:table-cell>
          <table:table-cell table:style-name="ce2" office:value-type="float" office:value="188.972230028952">
            <text:p>188.972230029</text:p>
          </table:table-cell>
          <table:table-cell table:style-name="ce2" office:value-type="float" office:value="11.1079416328344">
            <text:p>11.1079416328</text:p>
          </table:table-cell>
          <table:table-cell table:style-name="ce2" office:value-type="float" office:value="1.93855324423851">
            <text:p>1.9385532442</text:p>
          </table:table-cell>
          <table:table-cell table:style-name="ce2" office:value-type="float" office:value="322.773633094673">
            <text:p>322.7736330947</text:p>
          </table:table-cell>
          <table:table-cell table:style-name="ce2" office:value-type="float" office:value="22.7534680226633">
            <text:p>22.7534680227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3854">
            <text:p>3854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7248.929763744">
            <text:p>27248.929763744</text:p>
          </table:table-cell>
          <table:table-cell table:style-name="ce2" office:value-type="float" office:value="25790.665428056">
            <text:p>25790.665428056</text:p>
          </table:table-cell>
          <table:table-cell table:style-name="ce2" office:value-type="float" office:value="169.966166725468">
            <text:p>169.9661667255</text:p>
          </table:table-cell>
          <table:table-cell table:style-name="ce2" office:value-type="float" office:value="175.640921156056">
            <text:p>175.6409211561</text:p>
          </table:table-cell>
          <table:table-cell table:style-name="ce2" office:value-type="float" office:value="11.1355799628413">
            <text:p>11.1355799628</text:p>
          </table:table-cell>
          <table:table-cell table:style-name="ce2" office:value-type="float" office:value="2.12304795924026">
            <text:p>2.1230479592</text:p>
          </table:table-cell>
          <table:table-cell table:style-name="ce2" office:value-type="float" office:value="380.654978115221">
            <text:p>380.6549781152</text:p>
          </table:table-cell>
          <table:table-cell table:style-name="ce2" office:value-type="float" office:value="21.4663011103488">
            <text:p>21.4663011103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4">
            <text:p>4</text:p>
          </table:table-cell>
          <table:table-cell table:style-name="ce2" office:value-type="float" office:value="4220">
            <text:p>4220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27307.8454486636">
            <text:p>27307.8454486636</text:p>
          </table:table-cell>
          <table:table-cell table:style-name="ce2" office:value-type="float" office:value="25745.0406094614">
            <text:p>25745.0406094614</text:p>
          </table:table-cell>
          <table:table-cell table:style-name="ce2" office:value-type="float" office:value="159.31193709755">
            <text:p>159.3119370976</text:p>
          </table:table-cell>
          <table:table-cell table:style-name="ce2" office:value-type="float" office:value="139.840142244312">
            <text:p>139.8401422443</text:p>
          </table:table-cell>
          <table:table-cell table:style-name="ce2" office:value-type="float" office:value="11.288104377519">
            <text:p>11.2881043775</text:p>
          </table:table-cell>
          <table:table-cell table:style-name="ce2" office:value-type="float" office:value="2.36331399475191">
            <text:p>2.3633139948</text:p>
          </table:table-cell>
          <table:table-cell table:style-name="ce2" office:value-type="float" office:value="497.379489316844">
            <text:p>497.3794893168</text:p>
          </table:table-cell>
          <table:table-cell table:style-name="ce2" office:value-type="float" office:value="23.6403955266746">
            <text:p>23.6403955267</text:p>
          </table:table-cell>
          <table:table-cell/>
          <table:table-cell table:formula="of:=STDEV([.D20:.D23])" office:value-type="float" office:value="15.9554543535888">
            <text:p>15.9554543536</text:p>
          </table:table-cell>
          <table:table-cell table:formula="of:=STDEV([.E20:.E23])" office:value-type="float" office:value="16.0398293520361">
            <text:p>16.039829352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4245">
            <text:p>4245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27273.0028782005">
            <text:p>27273.0028782005</text:p>
          </table:table-cell>
          <table:table-cell table:style-name="ce2" office:value-type="float" office:value="25719.0041080707">
            <text:p>25719.0041080707</text:p>
          </table:table-cell>
          <table:table-cell table:style-name="ce2" office:value-type="float" office:value="139.296271409614">
            <text:p>139.2962714096</text:p>
          </table:table-cell>
          <table:table-cell table:style-name="ce2" office:value-type="float" office:value="98.4696503491578">
            <text:p>98.4696503492</text:p>
          </table:table-cell>
          <table:table-cell table:style-name="ce2" office:value-type="float" office:value="11.857475353694">
            <text:p>11.8574753537</text:p>
          </table:table-cell>
          <table:table-cell table:style-name="ce2" office:value-type="float" office:value="1.98354252414192">
            <text:p>1.9835425241</text:p>
          </table:table-cell>
          <table:table-cell table:style-name="ce2" office:value-type="float" office:value="328.244978627243">
            <text:p>328.2449786272</text:p>
          </table:table-cell>
          <table:table-cell table:style-name="ce2" office:value-type="float" office:value="23.7854149953423">
            <text:p>23.7854149953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4255">
            <text:p>4255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27281.4713888586">
            <text:p>27281.4713888586</text:p>
          </table:table-cell>
          <table:table-cell table:style-name="ce2" office:value-type="float" office:value="25755.6724103845">
            <text:p>25755.6724103845</text:p>
          </table:table-cell>
          <table:table-cell table:style-name="ce2" office:value-type="float" office:value="143.761814295385">
            <text:p>143.7618142954</text:p>
          </table:table-cell>
          <table:table-cell table:style-name="ce2" office:value-type="float" office:value="109.427515172071">
            <text:p>109.4275151721</text:p>
          </table:table-cell>
          <table:table-cell table:style-name="ce2" office:value-type="float" office:value="11.4489469154511">
            <text:p>11.4489469155</text:p>
          </table:table-cell>
          <table:table-cell table:style-name="ce2" office:value-type="float" office:value="2.25402751895317">
            <text:p>2.254027519</text:p>
          </table:table-cell>
          <table:table-cell table:style-name="ce2" office:value-type="float" office:value="401.66601682817">
            <text:p>401.6660168282</text:p>
          </table:table-cell>
          <table:table-cell table:style-name="ce2" office:value-type="float" office:value="23.9824789059599">
            <text:p>23.982478906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4275">
            <text:p>4275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27299.175459819">
            <text:p>27299.175459819</text:p>
          </table:table-cell>
          <table:table-cell table:style-name="ce2" office:value-type="float" office:value="25730.96178174">
            <text:p>25730.96178174</text:p>
          </table:table-cell>
          <table:table-cell table:style-name="ce2" office:value-type="float" office:value="148.770131055415">
            <text:p>148.7701310554</text:p>
          </table:table-cell>
          <table:table-cell table:style-name="ce2" office:value-type="float" office:value="126.836230423732">
            <text:p>126.8362304237</text:p>
          </table:table-cell>
          <table:table-cell table:style-name="ce2" office:value-type="float" office:value="11.6482278360296">
            <text:p>11.648227836</text:p>
          </table:table-cell>
          <table:table-cell table:style-name="ce2" office:value-type="float" office:value="2.0006163441232">
            <text:p>2.0006163441</text:p>
          </table:table-cell>
          <table:table-cell table:style-name="ce2" office:value-type="float" office:value="321.662539815464">
            <text:p>321.6625398155</text:p>
          </table:table-cell>
          <table:table-cell table:style-name="ce2" office:value-type="float" office:value="22.0331865833994">
            <text:p>22.033186583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5">
            <text:p>5</text:p>
          </table:table-cell>
          <table:table-cell table:style-name="ce2" office:value-type="float" office:value="5635">
            <text:p>5635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25256.4398317016">
            <text:p>25256.4398317016</text:p>
          </table:table-cell>
          <table:table-cell table:style-name="ce2" office:value-type="float" office:value="17468.6636996591">
            <text:p>17468.6636996591</text:p>
          </table:table-cell>
          <table:table-cell table:style-name="ce2" office:value-type="float" office:value="171.672193153623">
            <text:p>171.6721931536</text:p>
          </table:table-cell>
          <table:table-cell table:style-name="ce2" office:value-type="float" office:value="291.326828701474">
            <text:p>291.3268287015</text:p>
          </table:table-cell>
          <table:table-cell table:style-name="ce2" office:value-type="float" office:value="11.9034536073956">
            <text:p>11.9034536074</text:p>
          </table:table-cell>
          <table:table-cell table:style-name="ce2" office:value-type="float" office:value="2.14774592610504">
            <text:p>2.1477459261</text:p>
          </table:table-cell>
          <table:table-cell table:style-name="ce2" office:value-type="float" office:value="335.93026401772">
            <text:p>335.9302640177</text:p>
          </table:table-cell>
          <table:table-cell table:style-name="ce2" office:value-type="float" office:value="15.9997793413192">
            <text:p>15.9997793413</text:p>
          </table:table-cell>
          <table:table-cell/>
          <table:table-cell table:formula="of:=STDEV([.D25:.D36])" office:value-type="float" office:value="8.77351112992399">
            <text:p>8.7735111299</text:p>
          </table:table-cell>
          <table:table-cell table:formula="of:=STDEV([.E25:.E36])" office:value-type="float" office:value="13.6077396063801">
            <text:p>13.6077396064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5643">
            <text:p>5643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25239.659087736">
            <text:p>25239.659087736</text:p>
          </table:table-cell>
          <table:table-cell table:style-name="ce2" office:value-type="float" office:value="17453.0888074055">
            <text:p>17453.0888074055</text:p>
          </table:table-cell>
          <table:table-cell table:style-name="ce2" office:value-type="float" office:value="147.102797953038">
            <text:p>147.102797953</text:p>
          </table:table-cell>
          <table:table-cell table:style-name="ce2" office:value-type="float" office:value="232.224239671132">
            <text:p>232.2242396711</text:p>
          </table:table-cell>
          <table:table-cell table:style-name="ce2" office:value-type="float" office:value="13.4274122165891">
            <text:p>13.4274122166</text:p>
          </table:table-cell>
          <table:table-cell table:style-name="ce2" office:value-type="float" office:value="2.78294668334105">
            <text:p>2.7829466833</text:p>
          </table:table-cell>
          <table:table-cell table:style-name="ce2" office:value-type="float" office:value="487.507636693746">
            <text:p>487.5076366937</text:p>
          </table:table-cell>
          <table:table-cell table:style-name="ce2" office:value-type="float" office:value="16.1731854647061">
            <text:p>16.1731854647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654">
            <text:p>5654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25229.2984072202">
            <text:p>25229.2984072202</text:p>
          </table:table-cell>
          <table:table-cell table:style-name="ce2" office:value-type="float" office:value="17461.6305785562">
            <text:p>17461.6305785562</text:p>
          </table:table-cell>
          <table:table-cell table:style-name="ce2" office:value-type="float" office:value="148.133083413611">
            <text:p>148.1330834136</text:p>
          </table:table-cell>
          <table:table-cell table:style-name="ce2" office:value-type="float" office:value="258.55376465692">
            <text:p>258.5537646569</text:p>
          </table:table-cell>
          <table:table-cell table:style-name="ce2" office:value-type="float" office:value="12.8423410455104">
            <text:p>12.8423410455</text:p>
          </table:table-cell>
          <table:table-cell table:style-name="ce2" office:value-type="float" office:value="2.26803048403179">
            <text:p>2.268030484</text:p>
          </table:table-cell>
          <table:table-cell table:style-name="ce2" office:value-type="float" office:value="378.99722142148">
            <text:p>378.9972214215</text:p>
          </table:table-cell>
          <table:table-cell table:style-name="ce2" office:value-type="float" office:value="14.6412347592161">
            <text:p>14.6412347592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666">
            <text:p>5666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25235.1367837208">
            <text:p>25235.1367837208</text:p>
          </table:table-cell>
          <table:table-cell table:style-name="ce2" office:value-type="float" office:value="17459.1108368167">
            <text:p>17459.1108368167</text:p>
          </table:table-cell>
          <table:table-cell table:style-name="ce2" office:value-type="float" office:value="142.011147080045">
            <text:p>142.01114708</text:p>
          </table:table-cell>
          <table:table-cell table:style-name="ce2" office:value-type="float" office:value="260.538110830466">
            <text:p>260.5381108305</text:p>
          </table:table-cell>
          <table:table-cell table:style-name="ce2" office:value-type="float" office:value="11.9893515838607">
            <text:p>11.9893515839</text:p>
          </table:table-cell>
          <table:table-cell table:style-name="ce2" office:value-type="float" office:value="2.67058222411042">
            <text:p>2.6705822241</text:p>
          </table:table-cell>
          <table:table-cell table:style-name="ce2" office:value-type="float" office:value="530.86983963658">
            <text:p>530.8698396366</text:p>
          </table:table-cell>
          <table:table-cell table:style-name="ce2" office:value-type="float" office:value="14.3161598779645">
            <text:p>14.316159878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678">
            <text:p>5678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25239.1997130672">
            <text:p>25239.1997130672</text:p>
          </table:table-cell>
          <table:table-cell table:style-name="ce2" office:value-type="float" office:value="17444.3638743178">
            <text:p>17444.3638743178</text:p>
          </table:table-cell>
          <table:table-cell table:style-name="ce2" office:value-type="float" office:value="151.407936591247">
            <text:p>151.4079365912</text:p>
          </table:table-cell>
          <table:table-cell table:style-name="ce2" office:value-type="float" office:value="259.956497063384">
            <text:p>259.9564970634</text:p>
          </table:table-cell>
          <table:table-cell table:style-name="ce2" office:value-type="float" office:value="12.3527872173971">
            <text:p>12.3527872174</text:p>
          </table:table-cell>
          <table:table-cell table:style-name="ce2" office:value-type="float" office:value="3.16264941385072">
            <text:p>3.1626494139</text:p>
          </table:table-cell>
          <table:table-cell table:style-name="ce2" office:value-type="float" office:value="667.627649076177">
            <text:p>667.6276490762</text:p>
          </table:table-cell>
          <table:table-cell table:style-name="ce2" office:value-type="float" office:value="16.1537121884237">
            <text:p>16.1537121884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687">
            <text:p>5687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25239.1055649536">
            <text:p>25239.1055649536</text:p>
          </table:table-cell>
          <table:table-cell table:style-name="ce2" office:value-type="float" office:value="17420.7595535162">
            <text:p>17420.7595535162</text:p>
          </table:table-cell>
          <table:table-cell table:style-name="ce2" office:value-type="float" office:value="158.945320526621">
            <text:p>158.9453205266</text:p>
          </table:table-cell>
          <table:table-cell table:style-name="ce2" office:value-type="float" office:value="265.818346866288">
            <text:p>265.8183468663</text:p>
          </table:table-cell>
          <table:table-cell table:style-name="ce2" office:value-type="float" office:value="11.7188614080904">
            <text:p>11.7188614081</text:p>
          </table:table-cell>
          <table:table-cell table:style-name="ce2" office:value-type="float" office:value="2.73065975566337">
            <text:p>2.7306597557</text:p>
          </table:table-cell>
          <table:table-cell table:style-name="ce2" office:value-type="float" office:value="504.868094764683">
            <text:p>504.8680947647</text:p>
          </table:table-cell>
          <table:table-cell table:style-name="ce2" office:value-type="float" office:value="16.2551800863628">
            <text:p>16.2551800864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698">
            <text:p>5698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5224.9280840551">
            <text:p>25224.9280840551</text:p>
          </table:table-cell>
          <table:table-cell table:style-name="ce2" office:value-type="float" office:value="17444.8405303875">
            <text:p>17444.8405303875</text:p>
          </table:table-cell>
          <table:table-cell table:style-name="ce2" office:value-type="float" office:value="147.393483161823">
            <text:p>147.3934831618</text:p>
          </table:table-cell>
          <table:table-cell table:style-name="ce2" office:value-type="float" office:value="273.740132717963">
            <text:p>273.740132718</text:p>
          </table:table-cell>
          <table:table-cell table:style-name="ce2" office:value-type="float" office:value="12.1575857804768">
            <text:p>12.1575857805</text:p>
          </table:table-cell>
          <table:table-cell table:style-name="ce2" office:value-type="float" office:value="2.8222547531607">
            <text:p>2.8222547532</text:p>
          </table:table-cell>
          <table:table-cell table:style-name="ce2" office:value-type="float" office:value="603.161086364796">
            <text:p>603.1610863648</text:p>
          </table:table-cell>
          <table:table-cell table:style-name="ce2" office:value-type="float" office:value="14.6891732208452">
            <text:p>14.6891732208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707">
            <text:p>5707</text:p>
          </table:table-cell>
          <table:table-cell table:style-name="ce2" office:value-type="float" office:value="386">
            <text:p>386</text:p>
          </table:table-cell>
          <table:table-cell table:style-name="ce2" office:value-type="float" office:value="25228.4097889113">
            <text:p>25228.4097889113</text:p>
          </table:table-cell>
          <table:table-cell table:style-name="ce2" office:value-type="float" office:value="17454.2083036491">
            <text:p>17454.2083036491</text:p>
          </table:table-cell>
          <table:table-cell table:style-name="ce2" office:value-type="float" office:value="154.456020882167">
            <text:p>154.4560208822</text:p>
          </table:table-cell>
          <table:table-cell table:style-name="ce2" office:value-type="float" office:value="233.404038043905">
            <text:p>233.4040380439</text:p>
          </table:table-cell>
          <table:table-cell table:style-name="ce2" office:value-type="float" office:value="12.9828856622316">
            <text:p>12.9828856622</text:p>
          </table:table-cell>
          <table:table-cell table:style-name="ce2" office:value-type="float" office:value="2.63446807559882">
            <text:p>2.6344680756</text:p>
          </table:table-cell>
          <table:table-cell table:style-name="ce2" office:value-type="float" office:value="440.11790926567">
            <text:p>440.1179092657</text:p>
          </table:table-cell>
          <table:table-cell table:style-name="ce2" office:value-type="float" office:value="16.8745017142597">
            <text:p>16.8745017143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713">
            <text:p>5713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25226.8057272913">
            <text:p>25226.8057272913</text:p>
          </table:table-cell>
          <table:table-cell table:style-name="ce2" office:value-type="float" office:value="17471.827398209">
            <text:p>17471.827398209</text:p>
          </table:table-cell>
          <table:table-cell table:style-name="ce2" office:value-type="float" office:value="150.586317519589">
            <text:p>150.5863175196</text:p>
          </table:table-cell>
          <table:table-cell table:style-name="ce2" office:value-type="float" office:value="238.236497503267">
            <text:p>238.2364975033</text:p>
          </table:table-cell>
          <table:table-cell table:style-name="ce2" office:value-type="float" office:value="12.043528215392">
            <text:p>12.0435282154</text:p>
          </table:table-cell>
          <table:table-cell table:style-name="ce2" office:value-type="float" office:value="2.95988801842098">
            <text:p>2.9598880184</text:p>
          </table:table-cell>
          <table:table-cell table:style-name="ce2" office:value-type="float" office:value="743.418117524394">
            <text:p>743.4181175244</text:p>
          </table:table-cell>
          <table:table-cell table:style-name="ce2" office:value-type="float" office:value="16.6507354683608">
            <text:p>16.6507354684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721">
            <text:p>572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25232.3933018437">
            <text:p>25232.3933018437</text:p>
          </table:table-cell>
          <table:table-cell table:style-name="ce2" office:value-type="float" office:value="17444.7454856391">
            <text:p>17444.7454856391</text:p>
          </table:table-cell>
          <table:table-cell table:style-name="ce2" office:value-type="float" office:value="138.224541088651">
            <text:p>138.2245410887</text:p>
          </table:table-cell>
          <table:table-cell table:style-name="ce2" office:value-type="float" office:value="250.841068346797">
            <text:p>250.8410683468</text:p>
          </table:table-cell>
          <table:table-cell table:style-name="ce2" office:value-type="float" office:value="12.6297608026877">
            <text:p>12.6297608027</text:p>
          </table:table-cell>
          <table:table-cell table:style-name="ce2" office:value-type="float" office:value="2.23638393892438">
            <text:p>2.2363839389</text:p>
          </table:table-cell>
          <table:table-cell table:style-name="ce2" office:value-type="float" office:value="344.431626156918">
            <text:p>344.4316261569</text:p>
          </table:table-cell>
          <table:table-cell table:style-name="ce2" office:value-type="float" office:value="13.7596041823733">
            <text:p>13.7596041824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729">
            <text:p>5729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25234.6906451636">
            <text:p>25234.6906451636</text:p>
          </table:table-cell>
          <table:table-cell table:style-name="ce2" office:value-type="float" office:value="17458.5334905266">
            <text:p>17458.5334905266</text:p>
          </table:table-cell>
          <table:table-cell table:style-name="ce2" office:value-type="float" office:value="148.929294862489">
            <text:p>148.9292948625</text:p>
          </table:table-cell>
          <table:table-cell table:style-name="ce2" office:value-type="float" office:value="297.628193936885">
            <text:p>297.6281939369</text:p>
          </table:table-cell>
          <table:table-cell table:style-name="ce2" office:value-type="float" office:value="12.1040270681551">
            <text:p>12.1040270682</text:p>
          </table:table-cell>
          <table:table-cell table:style-name="ce2" office:value-type="float" office:value="2.20711651697536">
            <text:p>2.207116517</text:p>
          </table:table-cell>
          <table:table-cell table:style-name="ce2" office:value-type="float" office:value="420.812233939258">
            <text:p>420.8122339393</text:p>
          </table:table-cell>
          <table:table-cell table:style-name="ce2" office:value-type="float" office:value="13.5193209886569">
            <text:p>13.5193209887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738">
            <text:p>5738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25225.7831744925">
            <text:p>25225.7831744925</text:p>
          </table:table-cell>
          <table:table-cell table:style-name="ce2" office:value-type="float" office:value="17459.8583196741">
            <text:p>17459.8583196741</text:p>
          </table:table-cell>
          <table:table-cell table:style-name="ce2" office:value-type="float" office:value="144.193380030344">
            <text:p>144.1933800303</text:p>
          </table:table-cell>
          <table:table-cell table:style-name="ce2" office:value-type="float" office:value="200.607639523152">
            <text:p>200.6076395232</text:p>
          </table:table-cell>
          <table:table-cell table:style-name="ce2" office:value-type="float" office:value="12.6493757770364">
            <text:p>12.649375777</text:p>
          </table:table-cell>
          <table:table-cell table:style-name="ce2" office:value-type="float" office:value="2.36548573523382">
            <text:p>2.3654857352</text:p>
          </table:table-cell>
          <table:table-cell table:style-name="ce2" office:value-type="float" office:value="498.34011071616">
            <text:p>498.3401107162</text:p>
          </table:table-cell>
          <table:table-cell table:style-name="ce2" office:value-type="float" office:value="16.6412758523881">
            <text:p>16.641275852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6">
            <text:p>6</text:p>
          </table:table-cell>
          <table:table-cell table:style-name="ce2" office:value-type="float" office:value="5827">
            <text:p>5827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25232.4208960838">
            <text:p>25232.4208960838</text:p>
          </table:table-cell>
          <table:table-cell table:style-name="ce2" office:value-type="float" office:value="17473.7207368805">
            <text:p>17473.7207368805</text:p>
          </table:table-cell>
          <table:table-cell table:style-name="ce2" office:value-type="float" office:value="146.479706210854">
            <text:p>146.4797062109</text:p>
          </table:table-cell>
          <table:table-cell table:style-name="ce2" office:value-type="float" office:value="245.359071264773">
            <text:p>245.3590712648</text:p>
          </table:table-cell>
          <table:table-cell table:style-name="ce2" office:value-type="float" office:value="11.9636285405812">
            <text:p>11.9636285406</text:p>
          </table:table-cell>
          <table:table-cell table:style-name="ce2" office:value-type="float" office:value="2.31432205614299">
            <text:p>2.3143220561</text:p>
          </table:table-cell>
          <table:table-cell table:style-name="ce2" office:value-type="float" office:value="423.204726439105">
            <text:p>423.2047264391</text:p>
          </table:table-cell>
          <table:table-cell table:style-name="ce2" office:value-type="float" office:value="14.9600693965242">
            <text:p>14.9600693965</text:p>
          </table:table-cell>
          <table:table-cell/>
          <table:table-cell table:formula="of:=STDEV([.D38:.D45])" office:value-type="float" office:value="5.32045475314072">
            <text:p>5.3204547531</text:p>
          </table:table-cell>
          <table:table-cell table:formula="of:=STDEV([.E38:.E45])" office:value-type="float" office:value="11.14320803804">
            <text:p>11.143208038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5837">
            <text:p>5837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25229.5846565245">
            <text:p>25229.5846565245</text:p>
          </table:table-cell>
          <table:table-cell table:style-name="ce2" office:value-type="float" office:value="17465.3378261122">
            <text:p>17465.3378261122</text:p>
          </table:table-cell>
          <table:table-cell table:style-name="ce2" office:value-type="float" office:value="146.946084973042">
            <text:p>146.946084973</text:p>
          </table:table-cell>
          <table:table-cell table:style-name="ce2" office:value-type="float" office:value="234.341041020244">
            <text:p>234.3410410202</text:p>
          </table:table-cell>
          <table:table-cell table:style-name="ce2" office:value-type="float" office:value="12.1224669573615">
            <text:p>12.1224669574</text:p>
          </table:table-cell>
          <table:table-cell table:style-name="ce2" office:value-type="float" office:value="2.70680384101272">
            <text:p>2.706803841</text:p>
          </table:table-cell>
          <table:table-cell table:style-name="ce2" office:value-type="float" office:value="502.321165732802">
            <text:p>502.3211657328</text:p>
          </table:table-cell>
          <table:table-cell table:style-name="ce2" office:value-type="float" office:value="15.951951183876">
            <text:p>15.9519511839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847">
            <text:p>584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25239.7650593136">
            <text:p>25239.7650593136</text:p>
          </table:table-cell>
          <table:table-cell table:style-name="ce2" office:value-type="float" office:value="17445.5957658862">
            <text:p>17445.5957658862</text:p>
          </table:table-cell>
          <table:table-cell table:style-name="ce2" office:value-type="float" office:value="143.439359500841">
            <text:p>143.4393595008</text:p>
          </table:table-cell>
          <table:table-cell table:style-name="ce2" office:value-type="float" office:value="279.396221004809">
            <text:p>279.3962210048</text:p>
          </table:table-cell>
          <table:table-cell table:style-name="ce2" office:value-type="float" office:value="12.1756351662635">
            <text:p>12.1756351663</text:p>
          </table:table-cell>
          <table:table-cell table:style-name="ce2" office:value-type="float" office:value="2.78692447042038">
            <text:p>2.7869244704</text:p>
          </table:table-cell>
          <table:table-cell table:style-name="ce2" office:value-type="float" office:value="564.560668518734">
            <text:p>564.5606685187</text:p>
          </table:table-cell>
          <table:table-cell table:style-name="ce2" office:value-type="float" office:value="14.0095320604496">
            <text:p>14.0095320604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859">
            <text:p>5859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25238.3663972113">
            <text:p>25238.3663972113</text:p>
          </table:table-cell>
          <table:table-cell table:style-name="ce2" office:value-type="float" office:value="17472.9647775636">
            <text:p>17472.9647775636</text:p>
          </table:table-cell>
          <table:table-cell table:style-name="ce2" office:value-type="float" office:value="139.192142323545">
            <text:p>139.1921423235</text:p>
          </table:table-cell>
          <table:table-cell table:style-name="ce2" office:value-type="float" office:value="209.815958172247">
            <text:p>209.8159581722</text:p>
          </table:table-cell>
          <table:table-cell table:style-name="ce2" office:value-type="float" office:value="13.8344960704406">
            <text:p>13.8344960704</text:p>
          </table:table-cell>
          <table:table-cell table:style-name="ce2" office:value-type="float" office:value="2.6168356486645">
            <text:p>2.6168356487</text:p>
          </table:table-cell>
          <table:table-cell table:style-name="ce2" office:value-type="float" office:value="543.489654801045">
            <text:p>543.489654801</text:p>
          </table:table-cell>
          <table:table-cell table:style-name="ce2" office:value-type="float" office:value="15.8799194990464">
            <text:p>15.879919499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868">
            <text:p>5868</text:p>
          </table:table-cell>
          <table:table-cell table:style-name="ce2" office:value-type="float" office:value="405">
            <text:p>405</text:p>
          </table:table-cell>
          <table:table-cell table:style-name="ce2" office:value-type="float" office:value="25231.6002689595">
            <text:p>25231.6002689595</text:p>
          </table:table-cell>
          <table:table-cell table:style-name="ce2" office:value-type="float" office:value="17469.6973424598">
            <text:p>17469.6973424598</text:p>
          </table:table-cell>
          <table:table-cell table:style-name="ce2" office:value-type="float" office:value="142.750700220875">
            <text:p>142.7507002209</text:p>
          </table:table-cell>
          <table:table-cell table:style-name="ce2" office:value-type="float" office:value="224.558363021996">
            <text:p>224.558363022</text:p>
          </table:table-cell>
          <table:table-cell table:style-name="ce2" office:value-type="float" office:value="13.4018552567304">
            <text:p>13.4018552567</text:p>
          </table:table-cell>
          <table:table-cell table:style-name="ce2" office:value-type="float" office:value="2.75660072186603">
            <text:p>2.7566007219</text:p>
          </table:table-cell>
          <table:table-cell table:style-name="ce2" office:value-type="float" office:value="458.51881551729">
            <text:p>458.5188155173</text:p>
          </table:table-cell>
          <table:table-cell table:style-name="ce2" office:value-type="float" office:value="15.8878913729796">
            <text:p>15.887891373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878">
            <text:p>5878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25223.5604713578">
            <text:p>25223.5604713578</text:p>
          </table:table-cell>
          <table:table-cell table:style-name="ce2" office:value-type="float" office:value="17451.1164098429">
            <text:p>17451.1164098429</text:p>
          </table:table-cell>
          <table:table-cell table:style-name="ce2" office:value-type="float" office:value="138.983202515892">
            <text:p>138.9832025159</text:p>
          </table:table-cell>
          <table:table-cell table:style-name="ce2" office:value-type="float" office:value="263.474908801668">
            <text:p>263.4749088017</text:p>
          </table:table-cell>
          <table:table-cell table:style-name="ce2" office:value-type="float" office:value="12.3385900666683">
            <text:p>12.3385900667</text:p>
          </table:table-cell>
          <table:table-cell table:style-name="ce2" office:value-type="float" office:value="2.51905786223136">
            <text:p>2.5190578622</text:p>
          </table:table-cell>
          <table:table-cell table:style-name="ce2" office:value-type="float" office:value="446.186375934985">
            <text:p>446.186375935</text:p>
          </table:table-cell>
          <table:table-cell table:style-name="ce2" office:value-type="float" office:value="13.7189332125289">
            <text:p>13.7189332125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887">
            <text:p>5887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25236.7964086719">
            <text:p>25236.7964086719</text:p>
          </table:table-cell>
          <table:table-cell table:style-name="ce2" office:value-type="float" office:value="17462.1663886532">
            <text:p>17462.1663886532</text:p>
          </table:table-cell>
          <table:table-cell table:style-name="ce2" office:value-type="float" office:value="144.081912518954">
            <text:p>144.081912519</text:p>
          </table:table-cell>
          <table:table-cell table:style-name="ce2" office:value-type="float" office:value="166.412696149756">
            <text:p>166.4126961498</text:p>
          </table:table-cell>
          <table:table-cell table:style-name="ce2" office:value-type="float" office:value="10.7188859532257">
            <text:p>10.7188859532</text:p>
          </table:table-cell>
          <table:table-cell table:style-name="ce2" office:value-type="float" office:value="1.97543732933415">
            <text:p>1.9754373293</text:p>
          </table:table-cell>
          <table:table-cell table:style-name="ce2" office:value-type="float" office:value="392.765477419202">
            <text:p>392.7654774192</text:p>
          </table:table-cell>
          <table:table-cell table:style-name="ce2" office:value-type="float" office:value="17.9425418079173">
            <text:p>17.9425418079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5896">
            <text:p>5896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25235.8355089808">
            <text:p>25235.8355089808</text:p>
          </table:table-cell>
          <table:table-cell table:style-name="ce2" office:value-type="float" office:value="17449.4267174636">
            <text:p>17449.4267174636</text:p>
          </table:table-cell>
          <table:table-cell table:style-name="ce2" office:value-type="float" office:value="150.130569398897">
            <text:p>150.1305693989</text:p>
          </table:table-cell>
          <table:table-cell table:style-name="ce2" office:value-type="float" office:value="250.219085263731">
            <text:p>250.2190852637</text:p>
          </table:table-cell>
          <table:table-cell table:style-name="ce2" office:value-type="float" office:value="12.0782437049256">
            <text:p>12.0782437049</text:p>
          </table:table-cell>
          <table:table-cell table:style-name="ce2" office:value-type="float" office:value="2.47708606415363">
            <text:p>2.4770860642</text:p>
          </table:table-cell>
          <table:table-cell table:style-name="ce2" office:value-type="float" office:value="479.970232154166">
            <text:p>479.9702321542</text:p>
          </table:table-cell>
          <table:table-cell table:style-name="ce2" office:value-type="float" office:value="15.4129806783094">
            <text:p>15.4129806783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7">
            <text:p>7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22221.356681786">
            <text:p>22221.356681786</text:p>
          </table:table-cell>
          <table:table-cell table:style-name="ce2" office:value-type="float" office:value="21417.0775678747">
            <text:p>21417.0775678747</text:p>
          </table:table-cell>
          <table:table-cell table:style-name="ce2" office:value-type="float" office:value="148.827213884478">
            <text:p>148.8272138845</text:p>
          </table:table-cell>
          <table:table-cell table:style-name="ce2" office:value-type="float" office:value="352.970465580134">
            <text:p>352.9704655801</text:p>
          </table:table-cell>
          <table:table-cell table:style-name="ce2" office:value-type="float" office:value="12.9590355345582">
            <text:p>12.9590355346</text:p>
          </table:table-cell>
          <table:table-cell table:style-name="ce2" office:value-type="float" office:value="2.94023331962871">
            <text:p>2.9402333196</text:p>
          </table:table-cell>
          <table:table-cell table:style-name="ce2" office:value-type="float" office:value="543.965329009658">
            <text:p>543.9653290097</text:p>
          </table:table-cell>
          <table:table-cell table:style-name="ce2" office:value-type="float" office:value="12.8439998725729">
            <text:p>12.8439998726</text:p>
          </table:table-cell>
          <table:table-cell/>
          <table:table-cell table:formula="of:=STDEV([.D47:.D51])" office:value-type="float" office:value="3.50892006929459">
            <text:p>3.5089200693</text:p>
          </table:table-cell>
          <table:table-cell table:formula="of:=STDEV([.E47:.E51])" office:value-type="float" office:value="7.14660066437619">
            <text:p>7.1466006644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6381">
            <text:p>6381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22220.2181079258">
            <text:p>22220.2181079258</text:p>
          </table:table-cell>
          <table:table-cell table:style-name="ce2" office:value-type="float" office:value="21406.6274572109">
            <text:p>21406.6274572109</text:p>
          </table:table-cell>
          <table:table-cell table:style-name="ce2" office:value-type="float" office:value="150.050187675275">
            <text:p>150.0501876753</text:p>
          </table:table-cell>
          <table:table-cell table:style-name="ce2" office:value-type="float" office:value="390.312084238361">
            <text:p>390.3120842384</text:p>
          </table:table-cell>
          <table:table-cell table:style-name="ce2" office:value-type="float" office:value="13.3412818095934">
            <text:p>13.3412818096</text:p>
          </table:table-cell>
          <table:table-cell table:style-name="ce2" office:value-type="float" office:value="3.02986481274047">
            <text:p>3.0298648127</text:p>
          </table:table-cell>
          <table:table-cell table:style-name="ce2" office:value-type="float" office:value="547.823956598224">
            <text:p>547.8239565982</text:p>
          </table:table-cell>
          <table:table-cell table:style-name="ce2" office:value-type="float" office:value="12.2810702447317">
            <text:p>12.2810702447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393">
            <text:p>6393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22222.0724357574">
            <text:p>22222.0724357574</text:p>
          </table:table-cell>
          <table:table-cell table:style-name="ce2" office:value-type="float" office:value="21418.7619639541">
            <text:p>21418.7619639541</text:p>
          </table:table-cell>
          <table:table-cell table:style-name="ce2" office:value-type="float" office:value="137.064241800489">
            <text:p>137.0642418005</text:p>
          </table:table-cell>
          <table:table-cell table:style-name="ce2" office:value-type="float" office:value="349.978343389388">
            <text:p>349.9783433894</text:p>
          </table:table-cell>
          <table:table-cell table:style-name="ce2" office:value-type="float" office:value="14.5328292860974">
            <text:p>14.5328292861</text:p>
          </table:table-cell>
          <table:table-cell table:style-name="ce2" office:value-type="float" office:value="2.59744221775612">
            <text:p>2.5974422178</text:p>
          </table:table-cell>
          <table:table-cell table:style-name="ce2" office:value-type="float" office:value="389.220973773315">
            <text:p>389.2209737733</text:p>
          </table:table-cell>
          <table:table-cell table:style-name="ce2" office:value-type="float" office:value="11.5125975918099">
            <text:p>11.5125975918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403">
            <text:p>6403</text:p>
          </table:table-cell>
          <table:table-cell table:style-name="ce2" office:value-type="float" office:value="463">
            <text:p>463</text:p>
          </table:table-cell>
          <table:table-cell table:style-name="ce2" office:value-type="float" office:value="22224.3076325919">
            <text:p>22224.3076325919</text:p>
          </table:table-cell>
          <table:table-cell table:style-name="ce2" office:value-type="float" office:value="21402.2261368446">
            <text:p>21402.2261368446</text:p>
          </table:table-cell>
          <table:table-cell table:style-name="ce2" office:value-type="float" office:value="151.0029028934">
            <text:p>151.0029028934</text:p>
          </table:table-cell>
          <table:table-cell table:style-name="ce2" office:value-type="float" office:value="359.508620460996">
            <text:p>359.508620461</text:p>
          </table:table-cell>
          <table:table-cell table:style-name="ce2" office:value-type="float" office:value="13.4719001579129">
            <text:p>13.4719001579</text:p>
          </table:table-cell>
          <table:table-cell table:style-name="ce2" office:value-type="float" office:value="3.28628396691012">
            <text:p>3.2862839669</text:p>
          </table:table-cell>
          <table:table-cell table:style-name="ce2" office:value-type="float" office:value="686.008774551056">
            <text:p>686.0087745511</text:p>
          </table:table-cell>
          <table:table-cell table:style-name="ce2" office:value-type="float" office:value="13.2452103596836">
            <text:p>13.2452103597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413">
            <text:p>6413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22229.0889941623">
            <text:p>22229.0889941623</text:p>
          </table:table-cell>
          <table:table-cell table:style-name="ce2" office:value-type="float" office:value="21414.9033936156">
            <text:p>21414.9033936156</text:p>
          </table:table-cell>
          <table:table-cell table:style-name="ce2" office:value-type="float" office:value="154.187337169525">
            <text:p>154.1873371695</text:p>
          </table:table-cell>
          <table:table-cell table:style-name="ce2" office:value-type="float" office:value="227.741328747092">
            <text:p>227.7413287471</text:p>
          </table:table-cell>
          <table:table-cell table:style-name="ce2" office:value-type="float" office:value="11.7182694768209">
            <text:p>11.7182694768</text:p>
          </table:table-cell>
          <table:table-cell table:style-name="ce2" office:value-type="float" office:value="2.16210378935507">
            <text:p>2.1621037894</text:p>
          </table:table-cell>
          <table:table-cell table:style-name="ce2" office:value-type="float" office:value="417.037973201882">
            <text:p>417.0379732019</text:p>
          </table:table-cell>
          <table:table-cell table:style-name="ce2" office:value-type="float" office:value="16.375487344165">
            <text:p>16.375487344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8">
            <text:p>8</text:p>
          </table:table-cell>
          <table:table-cell table:style-name="ce2" office:value-type="float" office:value="6603">
            <text:p>6603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22896.9516521127">
            <text:p>22896.9516521127</text:p>
          </table:table-cell>
          <table:table-cell table:style-name="ce2" office:value-type="float" office:value="6334.66145866717">
            <text:p>6334.6614586672</text:p>
          </table:table-cell>
          <table:table-cell table:style-name="ce2" office:value-type="float" office:value="137.280396815633">
            <text:p>137.2803968156</text:p>
          </table:table-cell>
          <table:table-cell table:style-name="ce2" office:value-type="float" office:value="396.145392506164">
            <text:p>396.1453925062</text:p>
          </table:table-cell>
          <table:table-cell table:style-name="ce2" office:value-type="float" office:value="12.9667090138687">
            <text:p>12.9667090139</text:p>
          </table:table-cell>
          <table:table-cell table:style-name="ce2" office:value-type="float" office:value="3.39668819870204">
            <text:p>3.3966881987</text:p>
          </table:table-cell>
          <table:table-cell table:style-name="ce2" office:value-type="float" office:value="587.126416224309">
            <text:p>587.1264162243</text:p>
          </table:table-cell>
          <table:table-cell table:style-name="ce2" office:value-type="float" office:value="11.2324000894495">
            <text:p>11.2324000894</text:p>
          </table:table-cell>
          <table:table-cell/>
          <table:table-cell table:formula="of:=STDEV([.D53:.D56])" office:value-type="float" office:value="5.94042205459592">
            <text:p>5.9404220546</text:p>
          </table:table-cell>
          <table:table-cell table:formula="of:=STDEV([.E53:.E56])" office:value-type="float" office:value="12.7193775325343">
            <text:p>12.7193775325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6611">
            <text:p>6611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22901.7119126861">
            <text:p>22901.7119126861</text:p>
          </table:table-cell>
          <table:table-cell table:style-name="ce2" office:value-type="float" office:value="6321.38857936283">
            <text:p>6321.3885793628</text:p>
          </table:table-cell>
          <table:table-cell table:style-name="ce2" office:value-type="float" office:value="142.593352934577">
            <text:p>142.5933529346</text:p>
          </table:table-cell>
          <table:table-cell table:style-name="ce2" office:value-type="float" office:value="352.368374201581">
            <text:p>352.3683742016</text:p>
          </table:table-cell>
          <table:table-cell table:style-name="ce2" office:value-type="float" office:value="12.8682557353097">
            <text:p>12.8682557353</text:p>
          </table:table-cell>
          <table:table-cell table:style-name="ce2" office:value-type="float" office:value="3.43883171206265">
            <text:p>3.4388317121</text:p>
          </table:table-cell>
          <table:table-cell table:style-name="ce2" office:value-type="float" office:value="631.910306719126">
            <text:p>631.9103067191</text:p>
          </table:table-cell>
          <table:table-cell table:style-name="ce2" office:value-type="float" office:value="12.6537683921514">
            <text:p>12.6537683922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619">
            <text:p>6619</text:p>
          </table:table-cell>
          <table:table-cell table:style-name="ce2" office:value-type="float" office:value="489">
            <text:p>489</text:p>
          </table:table-cell>
          <table:table-cell table:style-name="ce2" office:value-type="float" office:value="22908.5459874789">
            <text:p>22908.5459874789</text:p>
          </table:table-cell>
          <table:table-cell table:style-name="ce2" office:value-type="float" office:value="6325.00359542003">
            <text:p>6325.00359542</text:p>
          </table:table-cell>
          <table:table-cell table:style-name="ce2" office:value-type="float" office:value="134.031265640783">
            <text:p>134.0312656408</text:p>
          </table:table-cell>
          <table:table-cell table:style-name="ce2" office:value-type="float" office:value="281.882055485934">
            <text:p>281.8820554859</text:p>
          </table:table-cell>
          <table:table-cell table:style-name="ce2" office:value-type="float" office:value="11.5263287193905">
            <text:p>11.5263287194</text:p>
          </table:table-cell>
          <table:table-cell table:style-name="ce2" office:value-type="float" office:value="2.95591462971091">
            <text:p>2.9559146297</text:p>
          </table:table-cell>
          <table:table-cell table:style-name="ce2" office:value-type="float" office:value="588.94538003344">
            <text:p>588.9453800334</text:p>
          </table:table-cell>
          <table:table-cell table:style-name="ce2" office:value-type="float" office:value="13.0333436978549">
            <text:p>13.0333436979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626">
            <text:p>6626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22909.515122603">
            <text:p>22909.515122603</text:p>
          </table:table-cell>
          <table:table-cell table:style-name="ce2" office:value-type="float" office:value="6349.85577122716">
            <text:p>6349.8557712272</text:p>
          </table:table-cell>
          <table:table-cell table:style-name="ce2" office:value-type="float" office:value="135.374383992519">
            <text:p>135.3743839925</text:p>
          </table:table-cell>
          <table:table-cell table:style-name="ce2" office:value-type="float" office:value="92.7234741595096">
            <text:p>92.7234741595</text:p>
          </table:table-cell>
          <table:table-cell table:style-name="ce2" office:value-type="float" office:value="10.8503200031753">
            <text:p>10.8503200032</text:p>
          </table:table-cell>
          <table:table-cell table:style-name="ce2" office:value-type="float" office:value="2.39484266443674">
            <text:p>2.3948426644</text:p>
          </table:table-cell>
          <table:table-cell table:style-name="ce2" office:value-type="float" office:value="514.592225009831">
            <text:p>514.5922250098</text:p>
          </table:table-cell>
          <table:table-cell table:style-name="ce2" office:value-type="float" office:value="25.2634792807307">
            <text:p>25.2634792807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9">
            <text:p>9</text:p>
          </table:table-cell>
          <table:table-cell table:style-name="ce2" office:value-type="float" office:value="6884">
            <text:p>6884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29235.1015110575">
            <text:p>29235.1015110575</text:p>
          </table:table-cell>
          <table:table-cell table:style-name="ce2" office:value-type="float" office:value="13768.7906420822">
            <text:p>13768.7906420822</text:p>
          </table:table-cell>
          <table:table-cell table:style-name="ce2" office:value-type="float" office:value="124.371068754679">
            <text:p>124.3710687547</text:p>
          </table:table-cell>
          <table:table-cell table:style-name="ce2" office:value-type="float" office:value="114.078424204543">
            <text:p>114.0784242045</text:p>
          </table:table-cell>
          <table:table-cell table:style-name="ce2" office:value-type="float" office:value="10.8610631358907">
            <text:p>10.8610631359</text:p>
          </table:table-cell>
          <table:table-cell table:style-name="ce2" office:value-type="float" office:value="1.95127376032081">
            <text:p>1.9512737603</text:p>
          </table:table-cell>
          <table:table-cell table:style-name="ce2" office:value-type="float" office:value="388.395896321421">
            <text:p>388.3958963214</text:p>
          </table:table-cell>
          <table:table-cell table:style-name="ce2" office:value-type="float" office:value="18.9369754231996">
            <text:p>18.9369754232</text:p>
          </table:table-cell>
          <table:table-cell/>
          <table:table-cell table:formula="of:=STDEV([.D58:.D61])" office:value-type="float" office:value="16.4402879335003">
            <text:p>16.4402879335</text:p>
          </table:table-cell>
          <table:table-cell table:formula="of:=STDEV([.E58:.E61])" office:value-type="float" office:value="9.3870016955885">
            <text:p>9.3870016956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6888">
            <text:p>6888</text:p>
          </table:table-cell>
          <table:table-cell table:style-name="ce2" office:value-type="float" office:value="536">
            <text:p>536</text:p>
          </table:table-cell>
          <table:table-cell table:style-name="ce2" office:value-type="float" office:value="29268.2855166569">
            <text:p>29268.2855166569</text:p>
          </table:table-cell>
          <table:table-cell table:style-name="ce2" office:value-type="float" office:value="13788.2686620333">
            <text:p>13788.2686620333</text:p>
          </table:table-cell>
          <table:table-cell table:style-name="ce2" office:value-type="float" office:value="138.542661186025">
            <text:p>138.542661186</text:p>
          </table:table-cell>
          <table:table-cell table:style-name="ce2" office:value-type="float" office:value="409.755255120055">
            <text:p>409.7552551201</text:p>
          </table:table-cell>
          <table:table-cell table:style-name="ce2" office:value-type="float" office:value="12.2157566652726">
            <text:p>12.2157566653</text:p>
          </table:table-cell>
          <table:table-cell table:style-name="ce2" office:value-type="float" office:value="3.44208824191008">
            <text:p>3.4420882419</text:p>
          </table:table-cell>
          <table:table-cell table:style-name="ce2" office:value-type="float" office:value="728.125543698205">
            <text:p>728.1255436982</text:p>
          </table:table-cell>
          <table:table-cell table:style-name="ce2" office:value-type="float" office:value="11.1541348952422">
            <text:p>11.1541348952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891">
            <text:p>6891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29256.0858221435">
            <text:p>29256.0858221435</text:p>
          </table:table-cell>
          <table:table-cell table:style-name="ce2" office:value-type="float" office:value="13789.0788428519">
            <text:p>13789.0788428519</text:p>
          </table:table-cell>
          <table:table-cell table:style-name="ce2" office:value-type="float" office:value="128.673960674576">
            <text:p>128.6739606746</text:p>
          </table:table-cell>
          <table:table-cell table:style-name="ce2" office:value-type="float" office:value="348.392133707202">
            <text:p>348.3921337072</text:p>
          </table:table-cell>
          <table:table-cell table:style-name="ce2" office:value-type="float" office:value="13.2460018849619">
            <text:p>13.246001885</text:p>
          </table:table-cell>
          <table:table-cell table:style-name="ce2" office:value-type="float" office:value="3.24162380609018">
            <text:p>3.2416238061</text:p>
          </table:table-cell>
          <table:table-cell table:style-name="ce2" office:value-type="float" office:value="543.583785118765">
            <text:p>543.5837851188</text:p>
          </table:table-cell>
          <table:table-cell table:style-name="ce2" office:value-type="float" office:value="11.156662256612">
            <text:p>11.1566622566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6895">
            <text:p>6895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29271.3197936845">
            <text:p>29271.3197936845</text:p>
          </table:table-cell>
          <table:table-cell table:style-name="ce2" office:value-type="float" office:value="13782.8296199746">
            <text:p>13782.8296199746</text:p>
          </table:table-cell>
          <table:table-cell table:style-name="ce2" office:value-type="float" office:value="127.770952347504">
            <text:p>127.7709523475</text:p>
          </table:table-cell>
          <table:table-cell table:style-name="ce2" office:value-type="float" office:value="388.314175171295">
            <text:p>388.3141751713</text:p>
          </table:table-cell>
          <table:table-cell table:style-name="ce2" office:value-type="float" office:value="12.7650662560399">
            <text:p>12.765066256</text:p>
          </table:table-cell>
          <table:table-cell table:style-name="ce2" office:value-type="float" office:value="3.37776665850116">
            <text:p>3.3777666585</text:p>
          </table:table-cell>
          <table:table-cell table:style-name="ce2" office:value-type="float" office:value="666.988620740256">
            <text:p>666.9886207403</text:p>
          </table:table-cell>
          <table:table-cell table:style-name="ce2" office:value-type="float" office:value="10.4582682153832">
            <text:p>10.458268215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float" office:value="7700">
            <text:p>7700</text:p>
          </table:table-cell>
          <table:table-cell table:style-name="ce2" office:value-type="float" office:value="718">
            <text:p>718</text:p>
          </table:table-cell>
          <table:table-cell table:style-name="ce2" office:value-type="float" office:value="18717.8958334889">
            <text:p>18717.8958334889</text:p>
          </table:table-cell>
          <table:table-cell table:style-name="ce2" office:value-type="float" office:value="11119.5800535591">
            <text:p>11119.5800535591</text:p>
          </table:table-cell>
          <table:table-cell table:style-name="ce2" office:value-type="float" office:value="133.797592612473">
            <text:p>133.7975926125</text:p>
          </table:table-cell>
          <table:table-cell table:style-name="ce2" office:value-type="float" office:value="70.301633958286">
            <text:p>70.3016339583</text:p>
          </table:table-cell>
          <table:table-cell table:style-name="ce2" office:value-type="float" office:value="11.3607076555323">
            <text:p>11.3607076555</text:p>
          </table:table-cell>
          <table:table-cell table:style-name="ce2" office:value-type="float" office:value="2.33157143350894">
            <text:p>2.3315714335</text:p>
          </table:table-cell>
          <table:table-cell table:style-name="ce2" office:value-type="float" office:value="570.920113929716">
            <text:p>570.9201139297</text:p>
          </table:table-cell>
          <table:table-cell table:style-name="ce2" office:value-type="float" office:value="29.7606684348348">
            <text:p>29.7606684348</text:p>
          </table:table-cell>
          <table:table-cell/>
          <table:table-cell table:formula="of:=STDEV([.D63:.D69])" office:value-type="float" office:value="12.4116815664021">
            <text:p>12.4116815664</text:p>
          </table:table-cell>
          <table:table-cell table:formula="of:=STDEV([.E63:.E69])" office:value-type="float" office:value="14.9269276387401">
            <text:p>14.9269276387</text:p>
          </table:table-cell>
          <table:table-cell table:number-columns-repeated="1010"/>
        </table:table-row>
        <table:table-row table:style-name="ro5">
          <table:table-cell/>
          <table:table-cell table:style-name="ce2" office:value-type="float" office:value="7703">
            <text:p>7703</text:p>
          </table:table-cell>
          <table:table-cell table:style-name="ce2" office:value-type="float" office:value="719">
            <text:p>719</text:p>
          </table:table-cell>
          <table:table-cell table:style-name="ce2" office:value-type="float" office:value="18688.1748664949">
            <text:p>18688.1748664949</text:p>
          </table:table-cell>
          <table:table-cell table:style-name="ce2" office:value-type="float" office:value="11099.9396783804">
            <text:p>11099.9396783804</text:p>
          </table:table-cell>
          <table:table-cell table:style-name="ce2" office:value-type="float" office:value="214.792596994606">
            <text:p>214.7925969946</text:p>
          </table:table-cell>
          <table:table-cell table:style-name="ce2" office:value-type="float" office:value="182.293160699081">
            <text:p>182.2931606991</text:p>
          </table:table-cell>
          <table:table-cell table:style-name="ce2" office:value-type="float" office:value="10.9369334525749">
            <text:p>10.9369334526</text:p>
          </table:table-cell>
          <table:table-cell table:style-name="ce2" office:value-type="float" office:value="2.37900239961609">
            <text:p>2.3790023996</text:p>
          </table:table-cell>
          <table:table-cell table:style-name="ce2" office:value-type="float" office:value="424.151339581398">
            <text:p>424.1513395814</text:p>
          </table:table-cell>
          <table:table-cell table:style-name="ce2" office:value-type="float" office:value="29.5596581193676">
            <text:p>29.5596581194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7712">
            <text:p>7712</text:p>
          </table:table-cell>
          <table:table-cell table:style-name="ce2" office:value-type="float" office:value="721">
            <text:p>721</text:p>
          </table:table-cell>
          <table:table-cell table:style-name="ce2" office:value-type="float" office:value="18695.1929628243">
            <text:p>18695.1929628243</text:p>
          </table:table-cell>
          <table:table-cell table:style-name="ce2" office:value-type="float" office:value="11101.4760166377">
            <text:p>11101.4760166377</text:p>
          </table:table-cell>
          <table:table-cell table:style-name="ce2" office:value-type="float" office:value="157.390665933161">
            <text:p>157.3906659332</text:p>
          </table:table-cell>
          <table:table-cell table:style-name="ce2" office:value-type="float" office:value="131.284963153223">
            <text:p>131.2849631532</text:p>
          </table:table-cell>
          <table:table-cell table:style-name="ce2" office:value-type="float" office:value="11.7665372580509">
            <text:p>11.7665372581</text:p>
          </table:table-cell>
          <table:table-cell table:style-name="ce2" office:value-type="float" office:value="1.88940695161983">
            <text:p>1.8894069516</text:p>
          </table:table-cell>
          <table:table-cell table:style-name="ce2" office:value-type="float" office:value="275.560214164959">
            <text:p>275.560214165</text:p>
          </table:table-cell>
          <table:table-cell table:style-name="ce2" office:value-type="float" office:value="22.7684463471369">
            <text:p>22.7684463471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7716">
            <text:p>7716</text:p>
          </table:table-cell>
          <table:table-cell table:style-name="ce2" office:value-type="float" office:value="722">
            <text:p>722</text:p>
          </table:table-cell>
          <table:table-cell table:style-name="ce2" office:value-type="float" office:value="18685.0867428554">
            <text:p>18685.0867428554</text:p>
          </table:table-cell>
          <table:table-cell table:style-name="ce2" office:value-type="float" office:value="11094.3177097085">
            <text:p>11094.3177097085</text:p>
          </table:table-cell>
          <table:table-cell table:style-name="ce2" office:value-type="float" office:value="171.879180628549">
            <text:p>171.8791806285</text:p>
          </table:table-cell>
          <table:table-cell table:style-name="ce2" office:value-type="float" office:value="183.994481919153">
            <text:p>183.9944819192</text:p>
          </table:table-cell>
          <table:table-cell table:style-name="ce2" office:value-type="float" office:value="11.5943101790087">
            <text:p>11.594310179</text:p>
          </table:table-cell>
          <table:table-cell table:style-name="ce2" office:value-type="float" office:value="1.94656167074696">
            <text:p>1.9465616707</text:p>
          </table:table-cell>
          <table:table-cell table:style-name="ce2" office:value-type="float" office:value="309.21535057611">
            <text:p>309.2153505761</text:p>
          </table:table-cell>
          <table:table-cell table:style-name="ce2" office:value-type="float" office:value="20.703092663273">
            <text:p>20.7030926633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7721">
            <text:p>7721</text:p>
          </table:table-cell>
          <table:table-cell table:style-name="ce2" office:value-type="float" office:value="723">
            <text:p>723</text:p>
          </table:table-cell>
          <table:table-cell table:style-name="ce2" office:value-type="float" office:value="18705.3595329601">
            <text:p>18705.3595329601</text:p>
          </table:table-cell>
          <table:table-cell table:style-name="ce2" office:value-type="float" office:value="11092.8135401103">
            <text:p>11092.8135401103</text:p>
          </table:table-cell>
          <table:table-cell table:style-name="ce2" office:value-type="float" office:value="148.972158596684">
            <text:p>148.9721585967</text:p>
          </table:table-cell>
          <table:table-cell table:style-name="ce2" office:value-type="float" office:value="332.647638351123">
            <text:p>332.6476383511</text:p>
          </table:table-cell>
          <table:table-cell table:style-name="ce2" office:value-type="float" office:value="13.0762318481572">
            <text:p>13.0762318482</text:p>
          </table:table-cell>
          <table:table-cell table:style-name="ce2" office:value-type="float" office:value="3.26760454696876">
            <text:p>3.267604547</text:p>
          </table:table-cell>
          <table:table-cell table:style-name="ce2" office:value-type="float" office:value="635.058497611514">
            <text:p>635.0584976115</text:p>
          </table:table-cell>
          <table:table-cell table:style-name="ce2" office:value-type="float" office:value="13.6565079611749">
            <text:p>13.6565079612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7726">
            <text:p>7726</text:p>
          </table:table-cell>
          <table:table-cell table:style-name="ce2" office:value-type="float" office:value="724">
            <text:p>724</text:p>
          </table:table-cell>
          <table:table-cell table:style-name="ce2" office:value-type="float" office:value="18701.914815954">
            <text:p>18701.914815954</text:p>
          </table:table-cell>
          <table:table-cell table:style-name="ce2" office:value-type="float" office:value="11106.5394554113">
            <text:p>11106.5394554113</text:p>
          </table:table-cell>
          <table:table-cell table:style-name="ce2" office:value-type="float" office:value="153.790698110367">
            <text:p>153.7906981104</text:p>
          </table:table-cell>
          <table:table-cell table:style-name="ce2" office:value-type="float" office:value="258.783068243194">
            <text:p>258.7830682432</text:p>
          </table:table-cell>
          <table:table-cell table:style-name="ce2" office:value-type="float" office:value="12.1640251142969">
            <text:p>12.1640251143</text:p>
          </table:table-cell>
          <table:table-cell table:style-name="ce2" office:value-type="float" office:value="2.88665157425951">
            <text:p>2.8866515743</text:p>
          </table:table-cell>
          <table:table-cell table:style-name="ce2" office:value-type="float" office:value="510.395921045668">
            <text:p>510.3959210457</text:p>
          </table:table-cell>
          <table:table-cell table:style-name="ce2" office:value-type="float" office:value="16.1049229122716">
            <text:p>16.1049229123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7732">
            <text:p>7732</text:p>
          </table:table-cell>
          <table:table-cell table:style-name="ce2" office:value-type="float" office:value="725">
            <text:p>725</text:p>
          </table:table-cell>
          <table:table-cell table:style-name="ce2" office:value-type="float" office:value="18713.9459055073">
            <text:p>18713.9459055073</text:p>
          </table:table-cell>
          <table:table-cell table:style-name="ce2" office:value-type="float" office:value="11134.1285182775">
            <text:p>11134.1285182775</text:p>
          </table:table-cell>
          <table:table-cell table:style-name="ce2" office:value-type="float" office:value="202.345648089193">
            <text:p>202.3456480892</text:p>
          </table:table-cell>
          <table:table-cell table:style-name="ce2" office:value-type="float" office:value="167.156245709319">
            <text:p>167.1562457093</text:p>
          </table:table-cell>
          <table:table-cell table:style-name="ce2" office:value-type="float" office:value="10.9008698417165">
            <text:p>10.9008698417</text:p>
          </table:table-cell>
          <table:table-cell table:style-name="ce2" office:value-type="float" office:value="1.94549533468243">
            <text:p>1.9454953347</text:p>
          </table:table-cell>
          <table:table-cell table:style-name="ce2" office:value-type="float" office:value="356.079768913348">
            <text:p>356.0797689133</text:p>
          </table:table-cell>
          <table:table-cell table:style-name="ce2" office:value-type="float" office:value="26.936776400282">
            <text:p>26.9367764003</text:p>
          </table:table-cell>
          <table:table-cell table:number-columns-repeated="1013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6:54:34</meta:creation-date>
    <dc:date>2015-06-12T18:09:02</dc:date>
    <meta:editing-duration>PT53M5S</meta:editing-duration>
    <meta:editing-cycles>9</meta:editing-cycles>
    <meta:generator>LibreOffice/3.5$Linux_X86_64 LibreOffice_project/350m1$Build-2</meta:generator>
    <meta:document-statistic meta:table-count="3" meta:cell-count="633" meta:object-count="0"/>
  </office:meta>
</office:document-meta>
</file>